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525f21" officeooo:paragraph-rsid="00525f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Robienie baner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19T09:06:56.142256824</dc:date>
    <meta:editing-duration>P1DT1H47M26S</meta:editing-duration>
    <meta:editing-cycles>45</meta:editing-cycles>
    <meta:document-statistic meta:table-count="0" meta:image-count="0" meta:object-count="0" meta:page-count="1" meta:paragraph-count="1" meta:word-count="2" meta:character-count="16" meta:non-whitespace-character-count="15"/>
  </office:meta>
</office:document-meta>
</file>